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/>
      <style:text-properties style:font-name="Ari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808080" fo:font-style="italic" style:font-style-asian="italic" style:font-style-complex="italic"/>
    </style:style>
    <style:style style:name="T4" style:family="text">
      <style:text-properties fo:color="#00ae00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lunos</text:span>: </text:p>
      <text:p text:style-name="P5"><text:tab/>Chrystian de Sousa Guth - 10103131 </text:p>
      <text:p text:style-name="P5"><text:tab/>Lucas Pereira da Silva - 10100754 </text:p>
      <text:p text:style-name="P5"><text:span text:style-name="T1">Disciplina</text:span>: Sistemas Operacionais I – INE5412 </text:p>
      <text:p text:style-name="P5"><text:span text:style-name="T1">Professor</text:span>: Luis Fernando Friedrich </text:p>
      <text:p text:style-name="P5"/>
      <text:p text:style-name="P1">Roteiro de Laboratório 4 </text:p>
      <text:p text:style-name="P2"/>
      <text:p text:style-name="P3"><text:tab/>Neste laboratório tivemos a tarefa de implementar o algorítimo de gerência de memória Buddy System. Partimos de um espaço de memória de 1024 KB e fizemos o gerenciamento destes 1024 KB de modo a distribuir blocos de memória para quem desejar. Criamos então o programa <text:span text:style-name="T1">BuddySystem.c</text:span> e nele disponibilizamos procedimentos para alocar, liberar, visualizar e contabilizar os blocos de memória disponíveis para serem usados.</text:p>
      <text:p text:style-name="P3"><text:tab/>O funcionamento do <text:span text:style-name="T1">BuddySystem.c</text:span> ocorre da seguinte forma: O utilizador pode requisitar blocos de memória. Após isso, baseado no algorítimo Buddy System, é calculado o tamanho total do bloco de memória requisitado e é retornado o endereço base para este bloco de memória (no nosso caso, é retornado um ponteiro). Assim, o utilizador do <text:span text:style-name="T1">BuddySystem.c</text:span> pode usar este bloco de memória e armazenar seus dados nele. Quando o utilizador não desejar mais o bloco de memória requisitado, então ele pode liberá-lo.</text:p>
      <text:p text:style-name="P3"><text:tab/>O que fizemos basicamente foi utilizar a função <text:span text:style-name="T1">malloc()</text:span> do C para criar nosso espaço de endereçamento e assim gerenciar esse espaço com auxilio de uma lista encadeada de blocos, onde cada um desses blocos possui um tamanho, um estado (livre ou alocado) e um ponteiro para onde podem ser colocados os dados relativos a esse bloco.</text:p>
      <text:p text:style-name="P3"><text:tab/>Além do <text:span text:style-name="T1">BuddySystem.c</text:span> também fizemos o programa <text:span text:style-name="T1">Principal.c</text:span> que simula o uso do <text:span text:style-name="T1">BuddySystem.c</text:span> através de um menu interativo onde pode-se realizar as ações desejadas.</text:p>
      <text:p text:style-name="P3"/>
      <text:p text:style-name="P3"><text:span text:style-name="T1">Compilando</text:span>: <text:span text:style-name="T4">gcc -Wall BuddySystem.c BuddySystem.h Principal.c -o lab5</text:span></text:p>
      <text:p text:style-name="P3"><text:span text:style-name="T1">Executando</text:span>: <text:span text:style-name="T4">./lab5</text:span></text:p>
      <text:p text:style-name="P6"/>
      <text:p text:style-name="P4"><text:tab/>Os arquivos-fontes se encontram junto a este trabal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1-10-10T22:44:14</meta:creation-date>
    <dc:date>2011-10-11T10:19:34</dc:date>
    <dc:creator>Lucas Pereira</dc:creator>
    <meta:editing-duration>PT00H08M56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1" meta:paragraph-count="13" meta:word-count="272" meta:character-count="1750"/>
  </office:meta>
</office:document-meta>
</file>